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5cm" fo:min-width="6.3cm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預設">
        <draw:path draw:style-name="gr1" draw:text-style-name="P1" draw:layer="layout" svg:width="6.799cm" svg:height="4.799cm" svg:x="6cm" svg:y="3.8cm" svg:viewBox="0 0 6800 4800" svg:d="M0 4800v-4800h6800v4800zM1600 3400v-2000h3800v2000z">
          <text:p/>
        </draw:path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23:46:59.152000000</meta:creation-date>
    <dc:date>2016-11-19T23:47:38.095000000</dc:date>
    <meta:editing-duration>PT39S</meta:editing-duration>
    <meta:editing-cycles>1</meta:editing-cycles>
    <meta:document-statistic meta:object-count="24"/>
    <meta:generator>LibreOffice/5.2.1.2$Windows_x86 LibreOffice_project/31dd62db80d4e60af04904455ec9c9219178d620</meta:generator>
  </office:meta>
</office:document-meta>
</file>